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l"&gt;</text:p>
      <text:p text:style-name="Standard">&lt;head&gt;</text:p>
      <text:p text:style-name="Standard"><text:s text:c="2"/>&lt;meta charset="UTF-8"&gt;</text:p>
      <text:p text:style-name="Standard"><text:s text:c="2"/>&lt;title&gt;Το site μου&lt;/title&gt;</text:p>
      <text:p text:style-name="Standard"><text:s text:c="2"/>&lt;style&gt;</text:p>
      <text:p text:style-name="Standard"><text:s text:c="4"/>body {</text:p>
      <text:p text:style-name="Standard"><text:s text:c="6"/>font-family: Arial;</text:p>
      <text:p text:style-name="Standard"><text:s text:c="6"/>text-align: center;</text:p>
      <text:p text:style-name="Standard"><text:s text:c="6"/>background-color: #111;</text:p>
      <text:p text:style-name="Standard"><text:s text:c="6"/>color: white;</text:p>
      <text:p text:style-name="Standard"><text:s text:c="6"/>margin-top: 100px;</text:p>
      <text:p text:style-name="Standard"><text:s text:c="4"/>}</text:p>
      <text:p text:style-name="Standard"><text:s text:c="4"/>#clock {</text:p>
      <text:p text:style-name="Standard"><text:s text:c="6"/>font-size: 60px;</text:p>
      <text:p text:style-name="Standard"><text:s text:c="6"/>margin-top: 20px;</text:p>
      <text:p text:style-name="Standard"><text:s text:c="4"/>}</text:p>
      <text:p text:style-name="Standard"><text:s text:c="2"/>&lt;/style&gt;</text:p>
      <text:p text:style-name="Standard">&lt;/head&gt;</text:p>
      <text:p text:style-name="Standard"/>
      <text:p text:style-name="Standard">&lt;body&gt;</text:p>
      <text:p text:style-name="Standard"/>
      <text:p text:style-name="Standard"><text:s text:c="2"/>&lt;h1&gt;Καλώς ήρθες στο site μου&lt;/h1&gt;</text:p>
      <text:p text:style-name="Standard"><text:s text:c="2"/>&lt;p&gt;Η ώρα είναι:&lt;/p&gt;</text:p>
      <text:p text:style-name="Standard"/>
      <text:p text:style-name="Standard"><text:s text:c="2"/>&lt;div id="clock"&gt;&lt;/div&gt;</text:p>
      <text:p text:style-name="Standard"/>
      <text:p text:style-name="Standard"><text:s text:c="2"/>&lt;script&gt;</text:p>
      <text:p text:style-name="Standard"><text:s text:c="4"/>function updateClock() {</text:p>
      <text:p text:style-name="Standard"><text:s text:c="6"/>const now = new Date();</text:p>
      <text:p text:style-name="Standard"><text:s text:c="6"/>let hours = now.getHours();</text:p>
      <text:p text:style-name="Standard"><text:s text:c="6"/>let minutes = now.getMinutes();</text:p>
      <text:p text:style-name="Standard"><text:s text:c="6"/>let seconds = now.getSeconds();</text:p>
      <text:p text:style-name="Standard"/>
      <text:p text:style-name="Standard"><text:s text:c="6"/>// Βάζει 0 μπροστά (π.χ. 09)</text:p>
      <text:p text:style-name="Standard"><text:s text:c="6"/>hours = hours &lt; 10 ? "0" + hours : hours;</text:p>
      <text:p text:style-name="Standard"><text:s text:c="6"/>minutes = minutes &lt; 10 ? "0" + minutes : minutes;</text:p>
      <text:p text:style-name="Standard"><text:s text:c="6"/>seconds = seconds &lt; 10 ? "0" + seconds : seconds;</text:p>
      <text:p text:style-name="Standard"/>
      <text:p text:style-name="Standard"><text:s text:c="6"/>document.getElementById("clock").innerHTML =</text:p>
      <text:p text:style-name="Standard"><text:s text:c="8"/>hours + ":" + minutes + ":" + seconds;</text:p>
      <text:p text:style-name="Standard"><text:s text:c="4"/>}</text:p>
      <text:p text:style-name="Standard"/>
      <text:p text:style-name="Standard"><text:s text:c="4"/>setInterval(updateClock, 1000);</text:p>
      <text:p text:style-name="Standard"><text:s text:c="4"/>updateClock();</text:p>
      <text:p text:style-name="Standard"><text:s text:c="2"/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19T15:58:05.387000000</meta:creation-date>
    <dc:date>2026-04-19T15:58:40.046000000</dc:date>
    <meta:editing-duration>PT37S</meta:editing-duration>
    <meta:editing-cycles>1</meta:editing-cycles>
    <meta:document-statistic meta:table-count="0" meta:image-count="0" meta:object-count="0" meta:page-count="1" meta:paragraph-count="41" meta:word-count="122" meta:character-count="944" meta:non-whitespace-character-count="709"/>
    <meta:generator>LibreOffice/7.1.1.2$Windows_X86_64 LibreOffice_project/fe0b08f4af1bacafe4c7ecc87ce55bb426164676</meta:generator>
  </office:meta>
</office:document-meta>
</file>